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SVGHandler.supportsRenderer( 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SVGHandler.renderSVGDocument( RendererContext context , Document doc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PDFSVGHandler.getPDFInfo( Render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